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12" calcext:value-type="float">
            <text:p>231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81" calcext:value-type="float">
            <text:p>228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16" calcext:value-type="float">
            <text:p>231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23" calcext:value-type="float">
            <text:p>231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2" calcext:value-type="float">
            <text:p>233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99" calcext:value-type="float">
            <text:p>235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48" calcext:value-type="float">
            <text:p>231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11" calcext:value-type="float">
            <text:p>232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.64" calcext:value-type="float">
            <text:p>229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24" calcext:value-type="float">
            <text:p>241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39" calcext:value-type="float">
            <text:p>235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57" calcext:value-type="float">
            <text:p>233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:.J35])" office:value-type="float" office:value="232.911666666667" calcext:value-type="float">
            <text:p>232,9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21" calcext:value-type="float">
            <text:p>240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42" calcext:value-type="float">
            <text:p>248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38" calcext:value-type="float">
            <text:p>234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8" calcext:value-type="float">
            <text:p>234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64" calcext:value-type="float">
            <text:p>240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18" calcext:value-type="float">
            <text:p>236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95" calcext:value-type="float">
            <text:p>233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02" calcext:value-type="float">
            <text:p>238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07" calcext:value-type="float">
            <text:p>231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03" calcext:value-type="float">
            <text:p>230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11" calcext:value-type="float">
            <text:p>231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54" calcext:value-type="float">
            <text:p>232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8:.J71])" office:value-type="float" office:value="235.9525" calcext:value-type="float">
            <text:p>235,9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52" calcext:value-type="float">
            <text:p>239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79" calcext:value-type="float">
            <text:p>244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51" calcext:value-type="float">
            <text:p>234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96" calcext:value-type="float">
            <text:p>235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55" calcext:value-type="float">
            <text:p>233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49" calcext:value-type="float">
            <text:p>234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21" calcext:value-type="float">
            <text:p>251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43" calcext:value-type="float">
            <text:p>236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73" calcext:value-type="float">
            <text:p>239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96" calcext:value-type="float">
            <text:p>238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42" calcext:value-type="float">
            <text:p>248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5" calcext:value-type="float">
            <text:p>237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4:.J107])" office:value-type="float" office:value="239.589166666667" calcext:value-type="float">
            <text:p>239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93" calcext:value-type="float">
            <text:p>246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88" calcext:value-type="float">
            <text:p>254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25" calcext:value-type="float">
            <text:p>256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07" calcext:value-type="float">
            <text:p>244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71" calcext:value-type="float">
            <text:p>242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3" calcext:value-type="float">
            <text:p>251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7" calcext:value-type="float">
            <text:p>244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37" calcext:value-type="float">
            <text:p>247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1" calcext:value-type="float">
            <text:p>242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42" calcext:value-type="float">
            <text:p>239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82" calcext:value-type="float">
            <text:p>252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55" calcext:value-type="float">
            <text:p>240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0:.J143])" office:value-type="float" office:value="246.936666666667" calcext:value-type="float">
            <text:p>246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82" calcext:value-type="float">
            <text:p>211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14" calcext:value-type="float">
            <text:p>213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54" calcext:value-type="float">
            <text:p>210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.07" calcext:value-type="float">
            <text:p>209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58" calcext:value-type="float">
            <text:p>211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99" calcext:value-type="float">
            <text:p>211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21" calcext:value-type="float">
            <text:p>210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03" calcext:value-type="float">
            <text:p>210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03" calcext:value-type="float">
            <text:p>210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58" calcext:value-type="float">
            <text:p>211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68" calcext:value-type="float">
            <text:p>210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94" calcext:value-type="float">
            <text:p>212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46:.J179])" office:value-type="float" office:value="211.134166666667" calcext:value-type="float">
            <text:p>211,1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62" calcext:value-type="float">
            <text:p>213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9" calcext:value-type="float">
            <text:p>214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27" calcext:value-type="float">
            <text:p>213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92" calcext:value-type="float">
            <text:p>211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13" calcext:value-type="float">
            <text:p>215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28" calcext:value-type="float">
            <text:p>21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76" calcext:value-type="float">
            <text:p>214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03" calcext:value-type="float">
            <text:p>211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64" calcext:value-type="float">
            <text:p>211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67" calcext:value-type="float">
            <text:p>211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53" calcext:value-type="float">
            <text:p>214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21" calcext:value-type="float">
            <text:p>212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82:.J215])" office:value-type="float" office:value="212.854166666667" calcext:value-type="float">
            <text:p>212,8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69" calcext:value-type="float">
            <text:p>214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05" calcext:value-type="float">
            <text:p>213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28" calcext:value-type="float">
            <text:p>211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3" calcext:value-type="float">
            <text:p>214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27" calcext:value-type="float">
            <text:p>215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71" calcext:value-type="float">
            <text:p>211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61" calcext:value-type="float">
            <text:p>212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73" calcext:value-type="float">
            <text:p>214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01" calcext:value-type="float">
            <text:p>214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69" calcext:value-type="float">
            <text:p>213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96" calcext:value-type="float">
            <text:p>210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24" calcext:value-type="float">
            <text:p>214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18:.J251])" office:value-type="float" office:value="213.378333333333" calcext:value-type="float">
            <text:p>213,3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44" calcext:value-type="float">
            <text:p>221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9" calcext:value-type="float">
            <text:p>221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06" calcext:value-type="float">
            <text:p>219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65" calcext:value-type="float">
            <text:p>222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6" calcext:value-type="float">
            <text:p>220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3" calcext:value-type="float">
            <text:p>219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68" calcext:value-type="float">
            <text:p>222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9" calcext:value-type="float">
            <text:p>221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38" calcext:value-type="float">
            <text:p>221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17" calcext:value-type="float">
            <text:p>222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79" calcext:value-type="float">
            <text:p>224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54:.J287])" office:value-type="float" office:value="221.338333333333" calcext:value-type="float">
            <text:p>221,3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64" calcext:value-type="float">
            <text:p>189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93" calcext:value-type="float">
            <text:p>19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97" calcext:value-type="float">
            <text:p>191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99" calcext:value-type="float">
            <text:p>189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56" calcext:value-type="float">
            <text:p>191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34" calcext:value-type="float">
            <text:p>191,3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53" calcext:value-type="float">
            <text:p>193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39" calcext:value-type="float">
            <text:p>191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49" calcext:value-type="float">
            <text:p>189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25" calcext:value-type="float">
            <text:p>192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04" calcext:value-type="float">
            <text:p>192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9" calcext:value-type="float">
            <text:p>190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90:.J323])" office:value-type="float" office:value="191.419166666667" calcext:value-type="float">
            <text:p>191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21" calcext:value-type="float">
            <text:p>190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19" calcext:value-type="float">
            <text:p>190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87" calcext:value-type="float">
            <text:p>191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03" calcext:value-type="float">
            <text:p>190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59" calcext:value-type="float">
            <text:p>192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5" calcext:value-type="float">
            <text:p>190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66" calcext:value-type="float">
            <text:p>191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18" calcext:value-type="float">
            <text:p>191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4" calcext:value-type="float">
            <text:p>190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62" calcext:value-type="float">
            <text:p>191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05" calcext:value-type="float">
            <text:p>194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2" calcext:value-type="float">
            <text:p>196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26:.J359])" office:value-type="float" office:value="191.76" calcext:value-type="float">
            <text:p>191,7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5" calcext:value-type="float">
            <text:p>192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51" calcext:value-type="float">
            <text:p>193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97" calcext:value-type="float">
            <text:p>191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77" calcext:value-type="float">
            <text:p>191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64" calcext:value-type="float">
            <text:p>191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27" calcext:value-type="float">
            <text:p>193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1" calcext:value-type="float">
            <text:p>197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5" calcext:value-type="float">
            <text:p>196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08" calcext:value-type="float">
            <text:p>195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38" calcext:value-type="float">
            <text:p>194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45" calcext:value-type="float">
            <text:p>193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23" calcext:value-type="float">
            <text:p>193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62:.J395])" office:value-type="float" office:value="193.671666666667" calcext:value-type="float">
            <text:p>193,6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" calcext:value-type="float">
            <text:p>197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96" calcext:value-type="float">
            <text:p>197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53" calcext:value-type="float">
            <text:p>198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3" calcext:value-type="float">
            <text:p>195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37" calcext:value-type="float">
            <text:p>196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" calcext:value-type="float">
            <text:p>195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87" calcext:value-type="float">
            <text:p>194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41" calcext:value-type="float">
            <text:p>197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72" calcext:value-type="float">
            <text:p>195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8" calcext:value-type="float">
            <text:p>198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74" calcext:value-type="float">
            <text:p>197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55" calcext:value-type="float">
            <text:p>196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98:.J431])" office:value-type="float" office:value="196.871666666667" calcext:value-type="float">
            <text:p>196,8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7" calcext:value-type="float">
            <text:p>167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03" calcext:value-type="float">
            <text:p>170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06" calcext:value-type="float">
            <text:p>183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54" calcext:value-type="float">
            <text:p>160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39" calcext:value-type="float">
            <text:p>177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93" calcext:value-type="float">
            <text:p>164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4" calcext:value-type="float">
            <text:p>171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36" calcext:value-type="float">
            <text:p>174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79" calcext:value-type="float">
            <text:p>165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91" calcext:value-type="float">
            <text:p>175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27" calcext:value-type="float">
            <text:p>180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94" calcext:value-type="float">
            <text:p>164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34:.J467])" office:value-type="float" office:value="171.3075" calcext:value-type="float">
            <text:p>171,3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53" calcext:value-type="float">
            <text:p>172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12" calcext:value-type="float">
            <text:p>176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06" calcext:value-type="float">
            <text:p>181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38" calcext:value-type="float">
            <text:p>175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" calcext:value-type="float">
            <text:p>170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36" calcext:value-type="float">
            <text:p>163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76" calcext:value-type="float">
            <text:p>165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6" calcext:value-type="float">
            <text:p>163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45" calcext:value-type="float">
            <text:p>166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2" calcext:value-type="float">
            <text:p>163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04" calcext:value-type="float">
            <text:p>164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67" calcext:value-type="float">
            <text:p>165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70:.J503])" office:value-type="float" office:value="169.0125" calcext:value-type="float">
            <text:p>169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56" calcext:value-type="float">
            <text:p>168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9" calcext:value-type="float">
            <text:p>166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" calcext:value-type="float">
            <text:p>167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8" calcext:value-type="float">
            <text:p>165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2" calcext:value-type="float">
            <text:p>166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68" calcext:value-type="float">
            <text:p>167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8" calcext:value-type="float">
            <text:p>166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4" calcext:value-type="float">
            <text:p>167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36" calcext:value-type="float">
            <text:p>167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7" calcext:value-type="float">
            <text:p>166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55" calcext:value-type="float">
            <text:p>176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53" calcext:value-type="float">
            <text:p>165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06:.J539])" office:value-type="float" office:value="167.663333333333" calcext:value-type="float">
            <text:p>167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4" calcext:value-type="float">
            <text:p>172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98" calcext:value-type="float">
            <text:p>173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74" calcext:value-type="float">
            <text:p>168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71" calcext:value-type="float">
            <text:p>167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19" calcext:value-type="float">
            <text:p>176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49" calcext:value-type="float">
            <text:p>168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" calcext:value-type="float">
            <text:p>172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75" calcext:value-type="float">
            <text:p>167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76" calcext:value-type="float">
            <text:p>170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49" calcext:value-type="float">
            <text:p>167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37" calcext:value-type="float">
            <text:p>171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43" calcext:value-type="float">
            <text:p>170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42:.J575])" office:value-type="float" office:value="170.595833333333" calcext:value-type="float">
            <text:p>170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89" calcext:value-type="float">
            <text:p>142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5" calcext:value-type="float">
            <text:p>142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61" calcext:value-type="float">
            <text:p>142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48" calcext:value-type="float">
            <text:p>142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86" calcext:value-type="float">
            <text:p>142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02" calcext:value-type="float">
            <text:p>142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8" calcext:value-type="float">
            <text:p>142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37" calcext:value-type="float">
            <text:p>140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59" calcext:value-type="float">
            <text:p>143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55" calcext:value-type="float">
            <text:p>141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88" calcext:value-type="float">
            <text:p>142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47" calcext:value-type="float">
            <text:p>142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78:.J611])" office:value-type="float" office:value="142.418333333333" calcext:value-type="float">
            <text:p>142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95" calcext:value-type="float">
            <text:p>142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58" calcext:value-type="float">
            <text:p>151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8" calcext:value-type="float">
            <text:p>141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24" calcext:value-type="float">
            <text:p>142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74" calcext:value-type="float">
            <text:p>140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51" calcext:value-type="float">
            <text:p>142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7" calcext:value-type="float">
            <text:p>142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57" calcext:value-type="float">
            <text:p>142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43" calcext:value-type="float">
            <text:p>141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93" calcext:value-type="float">
            <text:p>14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29" calcext:value-type="float">
            <text:p>143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6" calcext:value-type="float">
            <text:p>138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14:.J647])" office:value-type="float" office:value="142.765" calcext:value-type="float">
            <text:p>142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61" calcext:value-type="float">
            <text:p>143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33" calcext:value-type="float">
            <text:p>136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1" calcext:value-type="float">
            <text:p>151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37" calcext:value-type="float">
            <text:p>140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05" calcext:value-type="float">
            <text:p>149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22" calcext:value-type="float">
            <text:p>143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57" calcext:value-type="float">
            <text:p>150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06" calcext:value-type="float">
            <text:p>152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5.41" calcext:value-type="float">
            <text:p>155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5.2" calcext:value-type="float">
            <text:p>155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14" calcext:value-type="float">
            <text:p>146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5" calcext:value-type="float">
            <text:p>148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50:.J683])" office:value-type="float" office:value="147.61" calcext:value-type="float">
            <text:p>147,6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1" calcext:value-type="float">
            <text:p>148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17" calcext:value-type="float">
            <text:p>149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9" calcext:value-type="float">
            <text:p>146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54" calcext:value-type="float">
            <text:p>137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87" calcext:value-type="float">
            <text:p>154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88" calcext:value-type="float">
            <text:p>146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3" calcext:value-type="float">
            <text:p>148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42" calcext:value-type="float">
            <text:p>143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25" calcext:value-type="float">
            <text:p>144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76" calcext:value-type="float">
            <text:p>147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53" calcext:value-type="float">
            <text:p>143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24" calcext:value-type="float">
            <text:p>144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86:.J719])" office:value-type="float" office:value="146.2075" calcext:value-type="float">
            <text:p>146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4" calcext:value-type="float">
            <text:p>121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03" calcext:value-type="float">
            <text:p>120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8" calcext:value-type="float">
            <text:p>121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5" calcext:value-type="float">
            <text:p>119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6" calcext:value-type="float">
            <text:p>120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9" calcext:value-type="float">
            <text:p>121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2" calcext:value-type="float">
            <text:p>120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6" calcext:value-type="float">
            <text:p>121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1" calcext:value-type="float">
            <text:p>119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" calcext:value-type="float">
            <text:p>120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68" calcext:value-type="float">
            <text:p>120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" calcext:value-type="float">
            <text:p>120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22:.J755])" office:value-type="float" office:value="120.66" calcext:value-type="float">
            <text:p>120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2" calcext:value-type="float">
            <text:p>119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" calcext:value-type="float">
            <text:p>120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7" calcext:value-type="float">
            <text:p>119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6" calcext:value-type="float">
            <text:p>120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5" calcext:value-type="float">
            <text:p>120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97" calcext:value-type="float">
            <text:p>114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2" calcext:value-type="float">
            <text:p>111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" calcext:value-type="float">
            <text:p>111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9" calcext:value-type="float">
            <text:p>110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5" calcext:value-type="float">
            <text:p>111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2" calcext:value-type="float">
            <text:p>110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5" calcext:value-type="float">
            <text:p>111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58:.J791])" office:value-type="float" office:value="115.225" calcext:value-type="float">
            <text:p>115,2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2" calcext:value-type="float">
            <text:p>111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" calcext:value-type="float">
            <text:p>110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1" calcext:value-type="float">
            <text:p>111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5" calcext:value-type="float">
            <text:p>111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8" calcext:value-type="float">
            <text:p>111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1" calcext:value-type="float">
            <text:p>111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3" calcext:value-type="float">
            <text:p>112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5" calcext:value-type="float">
            <text:p>111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9" calcext:value-type="float">
            <text:p>111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7" calcext:value-type="float">
            <text:p>110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1" calcext:value-type="float">
            <text:p>111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1" calcext:value-type="float">
            <text:p>111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94:.J827])" office:value-type="float" office:value="111.4525" calcext:value-type="float">
            <text:p>111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5" calcext:value-type="float">
            <text:p>111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1" calcext:value-type="float">
            <text:p>112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08" calcext:value-type="float">
            <text:p>112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8" calcext:value-type="float">
            <text:p>111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8" calcext:value-type="float">
            <text:p>111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4" calcext:value-type="float">
            <text:p>111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5" calcext:value-type="float">
            <text:p>111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7" calcext:value-type="float">
            <text:p>120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3" calcext:value-type="float">
            <text:p>119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62" calcext:value-type="float">
            <text:p>121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2" calcext:value-type="float">
            <text:p>121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59" calcext:value-type="float">
            <text:p>122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30:.J863])" office:value-type="float" office:value="115.793333333333" calcext:value-type="float">
            <text:p>115,7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3" calcext:value-type="float">
            <text:p>111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6" calcext:value-type="float">
            <text:p>111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9" calcext:value-type="float">
            <text:p>111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5" calcext:value-type="float">
            <text:p>111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5" calcext:value-type="float">
            <text:p>112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1" calcext:value-type="float">
            <text:p>111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9" calcext:value-type="float">
            <text:p>111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3" calcext:value-type="float">
            <text:p>111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7" calcext:value-type="float">
            <text:p>111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3" calcext:value-type="float">
            <text:p>11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" calcext:value-type="float">
            <text:p>111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8" calcext:value-type="float">
            <text:p>111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66:.J899])" office:value-type="float" office:value="111.749166666667" calcext:value-type="float">
            <text:p>111,7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2" calcext:value-type="float">
            <text:p>111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4" calcext:value-type="float">
            <text:p>111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7" calcext:value-type="float">
            <text:p>111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1" calcext:value-type="float">
            <text:p>111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46" calcext:value-type="float">
            <text:p>112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8" calcext:value-type="float">
            <text:p>111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4" calcext:value-type="float">
            <text:p>111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2" calcext:value-type="float">
            <text:p>111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37" calcext:value-type="float">
            <text:p>104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7" calcext:value-type="float">
            <text:p>103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6" calcext:value-type="float">
            <text:p>103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" calcext:value-type="float">
            <text:p>103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02:.J935])" office:value-type="float" office:value="109.061666666667" calcext:value-type="float">
            <text:p>109,0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8" calcext:value-type="float">
            <text:p>103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8" calcext:value-type="float">
            <text:p>103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6" calcext:value-type="float">
            <text:p>103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6" calcext:value-type="float">
            <text:p>103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8" calcext:value-type="float">
            <text:p>103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1" calcext:value-type="float">
            <text:p>103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6" calcext:value-type="float">
            <text:p>103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3" calcext:value-type="float">
            <text:p>103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7" calcext:value-type="float">
            <text:p>103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3" calcext:value-type="float">
            <text:p>103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1" calcext:value-type="float">
            <text:p>103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3" calcext:value-type="float">
            <text:p>104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38:.J971])" office:value-type="float" office:value="103.4975" calcext:value-type="float">
            <text:p>103,5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6" calcext:value-type="float">
            <text:p>103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1" calcext:value-type="float">
            <text:p>103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2" calcext:value-type="float">
            <text:p>103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7" calcext:value-type="float">
            <text:p>103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9" calcext:value-type="float">
            <text:p>103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6" calcext:value-type="float">
            <text:p>103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5" calcext:value-type="float">
            <text:p>102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9" calcext:value-type="float">
            <text:p>103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7" calcext:value-type="float">
            <text:p>103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" calcext:value-type="float">
            <text:p>103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" calcext:value-type="float">
            <text:p>105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74:.J1007])" office:value-type="float" office:value="103.685" calcext:value-type="float">
            <text:p>103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4.44" calcext:value-type="float">
            <text:p>2314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2.87" calcext:value-type="float">
            <text:p>2252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7.03" calcext:value-type="float">
            <text:p>2277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2.71" calcext:value-type="float">
            <text:p>2302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5.86" calcext:value-type="float">
            <text:p>2245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9.66" calcext:value-type="float">
            <text:p>2299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1.02" calcext:value-type="float">
            <text:p>2271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6.84" calcext:value-type="float">
            <text:p>2256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3.58" calcext:value-type="float">
            <text:p>2333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6.89" calcext:value-type="float">
            <text:p>2246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1.48" calcext:value-type="float">
            <text:p>2291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8.82" calcext:value-type="float">
            <text:p>2298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10:.J1043])" office:value-type="float" office:value="2282.6" calcext:value-type="float">
            <text:p>2.282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4.31" calcext:value-type="float">
            <text:p>1604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9.19" calcext:value-type="float">
            <text:p>1649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6.7" calcext:value-type="float">
            <text:p>1656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4.68" calcext:value-type="float">
            <text:p>1614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6.6" calcext:value-type="float">
            <text:p>1616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0.08" calcext:value-type="float">
            <text:p>1660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1.35" calcext:value-type="float">
            <text:p>1661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5.68" calcext:value-type="float">
            <text:p>1605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9.7" calcext:value-type="float">
            <text:p>1629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6.99" calcext:value-type="float">
            <text:p>1666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9.51" calcext:value-type="float">
            <text:p>163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5.78" calcext:value-type="float">
            <text:p>1615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46:.J1079])" office:value-type="float" office:value="1635.0475" calcext:value-type="float">
            <text:p>1.635,0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1.04" calcext:value-type="float">
            <text:p>1111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5.71" calcext:value-type="float">
            <text:p>1125,7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2.57" calcext:value-type="float">
            <text:p>1122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0.42" calcext:value-type="float">
            <text:p>1100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3.06" calcext:value-type="float">
            <text:p>1093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9.2" calcext:value-type="float">
            <text:p>1099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1.74" calcext:value-type="float">
            <text:p>1131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6.03" calcext:value-type="float">
            <text:p>1126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2.26" calcext:value-type="float">
            <text:p>1102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7.2" calcext:value-type="float">
            <text:p>1097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3.93" calcext:value-type="float">
            <text:p>1123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82:.J1115])" office:value-type="float" office:value="1110.76333333333" calcext:value-type="float">
            <text:p>1.110,7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9.46" calcext:value-type="float">
            <text:p>699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2.13" calcext:value-type="float">
            <text:p>702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3.57" calcext:value-type="float">
            <text:p>693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2.55" calcext:value-type="float">
            <text:p>682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2.68" calcext:value-type="float">
            <text:p>682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3.66" calcext:value-type="float">
            <text:p>683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2.8" calcext:value-type="float">
            <text:p>682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3.95" calcext:value-type="float">
            <text:p>703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6.22" calcext:value-type="float">
            <text:p>706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9.51" calcext:value-type="float">
            <text:p>69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9.42" calcext:value-type="float">
            <text:p>699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7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7.46" calcext:value-type="float">
            <text:p>687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18:.J1151])" office:value-type="float" office:value="693.6175" calcext:value-type="float">
            <text:p>693,6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7.7" calcext:value-type="float">
            <text:p>387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3.25" calcext:value-type="float">
            <text:p>383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2.75" calcext:value-type="float">
            <text:p>382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78" calcext:value-type="float">
            <text:p>385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4.48" calcext:value-type="float">
            <text:p>384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3.49" calcext:value-type="float">
            <text:p>393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1.53" calcext:value-type="float">
            <text:p>391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9.02" calcext:value-type="float">
            <text:p>389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1.93" calcext:value-type="float">
            <text:p>391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1.94" calcext:value-type="float">
            <text:p>391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4.61" calcext:value-type="float">
            <text:p>394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54:.J1187])" office:value-type="float" office:value="388.456666666667" calcext:value-type="float">
            <text:p>388,4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13" calcext:value-type="float">
            <text:p>207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03" calcext:value-type="float">
            <text:p>205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.82" calcext:value-type="float">
            <text:p>209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96" calcext:value-type="float">
            <text:p>208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38" calcext:value-type="float">
            <text:p>202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5" calcext:value-type="float">
            <text:p>205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85" calcext:value-type="float">
            <text:p>206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06" calcext:value-type="float">
            <text:p>204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84" calcext:value-type="float">
            <text:p>203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79" calcext:value-type="float">
            <text:p>207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49" calcext:value-type="float">
            <text:p>207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23" calcext:value-type="float">
            <text:p>205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90:.J1223])" office:value-type="float" office:value="206.173333333333" calcext:value-type="float">
            <text:p>206,1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5" calcext:value-type="float">
            <text:p>130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41" calcext:value-type="float">
            <text:p>133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43" calcext:value-type="float">
            <text:p>136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53" calcext:value-type="float">
            <text:p>131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43" calcext:value-type="float">
            <text:p>136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49" calcext:value-type="float">
            <text:p>134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.77" calcext:value-type="float">
            <text:p>135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64" calcext:value-type="float">
            <text:p>134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8" calcext:value-type="float">
            <text:p>138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8" calcext:value-type="float">
            <text:p>139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7" calcext:value-type="float">
            <text:p>140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7" calcext:value-type="float">
            <text:p>139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226:.J1259])" office:value-type="float" office:value="135.970833333333" calcext:value-type="float">
            <text:p>135,97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83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3cm" svg:y="0.079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065cm" svg:y="10.059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108cm" svg:y="19.564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03.69" calcext:value-type="float">
            <text:p>103,69</text:p>
          </table:table-cell>
          <table:table-cell table:style-name="ce19" office:value-type="float" office:value="103.5" calcext:value-type="float">
            <text:p>103,50</text:p>
          </table:table-cell>
          <table:table-cell table:style-name="ce19" office:value-type="float" office:value="109.06" calcext:value-type="float">
            <text:p>109,06</text:p>
          </table:table-cell>
          <table:table-cell table:style-name="ce26" office:value-type="float" office:value="111.75" calcext:value-type="float">
            <text:p>111,75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15.79" calcext:value-type="float">
            <text:p>115,79</text:p>
          </table:table-cell>
          <table:table-cell table:style-name="ce20" office:value-type="float" office:value="111.45" calcext:value-type="float">
            <text:p>111,45</text:p>
          </table:table-cell>
          <table:table-cell table:style-name="ce20" office:value-type="float" office:value="115.23" calcext:value-type="float">
            <text:p>115,23</text:p>
          </table:table-cell>
          <table:table-cell table:style-name="ce27" office:value-type="float" office:value="120.66" calcext:value-type="float">
            <text:p>120,66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46.21" calcext:value-type="float">
            <text:p>146,21</text:p>
          </table:table-cell>
          <table:table-cell table:style-name="ce20" office:value-type="float" office:value="147.61" calcext:value-type="float">
            <text:p>147,61</text:p>
          </table:table-cell>
          <table:table-cell table:style-name="ce20" office:value-type="float" office:value="142.77" calcext:value-type="float">
            <text:p>142,77</text:p>
          </table:table-cell>
          <table:table-cell table:style-name="ce27" office:value-type="float" office:value="142.42" calcext:value-type="float">
            <text:p>142,42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70.6" calcext:value-type="float">
            <text:p>170,60</text:p>
          </table:table-cell>
          <table:table-cell table:style-name="ce20" office:value-type="float" office:value="167.66" calcext:value-type="float">
            <text:p>167,66</text:p>
          </table:table-cell>
          <table:table-cell table:style-name="ce20" office:value-type="float" office:value="169.01" calcext:value-type="float">
            <text:p>169,01</text:p>
          </table:table-cell>
          <table:table-cell table:style-name="ce27" office:value-type="float" office:value="171.31" calcext:value-type="float">
            <text:p>171,31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196.87" calcext:value-type="float">
            <text:p>196,87</text:p>
          </table:table-cell>
          <table:table-cell table:style-name="ce20" office:value-type="float" office:value="193.67" calcext:value-type="float">
            <text:p>193,67</text:p>
          </table:table-cell>
          <table:table-cell table:style-name="ce20" office:value-type="float" office:value="191.76" calcext:value-type="float">
            <text:p>191,76</text:p>
          </table:table-cell>
          <table:table-cell table:style-name="ce27" office:value-type="float" office:value="191.42" calcext:value-type="float">
            <text:p>191,4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21.34" calcext:value-type="float">
            <text:p>221,34</text:p>
          </table:table-cell>
          <table:table-cell table:style-name="ce20" office:value-type="float" office:value="213.38" calcext:value-type="float">
            <text:p>213,38</text:p>
          </table:table-cell>
          <table:table-cell table:style-name="ce20" office:value-type="float" office:value="212.85" calcext:value-type="float">
            <text:p>212,85</text:p>
          </table:table-cell>
          <table:table-cell table:style-name="ce27" office:value-type="float" office:value="211.13" calcext:value-type="float">
            <text:p>211,13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46.94" calcext:value-type="float">
            <text:p>246,94</text:p>
          </table:table-cell>
          <table:table-cell table:style-name="ce21" office:value-type="float" office:value="239.59" calcext:value-type="float">
            <text:p>239,59</text:p>
          </table:table-cell>
          <table:table-cell table:style-name="ce21" office:value-type="float" office:value="235.95" calcext:value-type="float">
            <text:p>235,95</text:p>
          </table:table-cell>
          <table:table-cell table:style-name="ce28" office:value-type="float" office:value="232.91" calcext:value-type="float">
            <text:p>232,91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32.91" calcext:value-type="float">
            <text:p>232,9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35.95" calcext:value-type="float">
            <text:p>235,9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39.59" calcext:value-type="float">
            <text:p>239,5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46.94" calcext:value-type="float">
            <text:p>246,9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11.13" calcext:value-type="float">
            <text:p>211,1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12.85" calcext:value-type="float">
            <text:p>212,8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13.38" calcext:value-type="float">
            <text:p>213,3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21.34" calcext:value-type="float">
            <text:p>221,3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91.42" calcext:value-type="float">
            <text:p>191,4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91.76" calcext:value-type="float">
            <text:p>191,7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93.67" calcext:value-type="float">
            <text:p>19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96.87" calcext:value-type="float">
            <text:p>196,87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71.31" calcext:value-type="float">
            <text:p>171,31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38247018355997" calcext:value-type="float">
            <text:p>1,38</text:p>
          </table:table-cell>
          <table:table-cell table:style-name="ce19" table:formula="of:=[.F26]/[.E2]" office:value-type="float" office:value="1.38500805152979" calcext:value-type="float">
            <text:p>1,39</text:p>
          </table:table-cell>
          <table:table-cell table:style-name="ce19" table:formula="of:=[.F26]/[.F2]" office:value-type="float" office:value="1.31439880188275" calcext:value-type="float">
            <text:p>1,31</text:p>
          </table:table-cell>
          <table:table-cell table:style-name="ce26" table:formula="of:=[.F26]/[.G2]" office:value-type="float" office:value="1.2827591349739" calcext:value-type="float">
            <text:p>1,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69.01" calcext:value-type="float">
            <text:p>169,01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88579900394392" calcext:value-type="float">
            <text:p>1,89</text:p>
          </table:table-cell>
          <table:table-cell table:style-name="ce20" table:formula="of:=[.F27]/[.E3]" office:value-type="float" office:value="1.95923433527741" calcext:value-type="float">
            <text:p>1,96</text:p>
          </table:table-cell>
          <table:table-cell table:style-name="ce20" table:formula="of:=[.F27]/[.F3]" office:value-type="float" office:value="1.89496369579682" calcext:value-type="float">
            <text:p>1,89</text:p>
          </table:table-cell>
          <table:table-cell table:style-name="ce27" table:formula="of:=[.F27]/[.G3]" office:value-type="float" office:value="1.80968561798995" calcext:value-type="float">
            <text:p>1,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67.66" calcext:value-type="float">
            <text:p>167,6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72088092469735" calcext:value-type="float">
            <text:p>2,72</text:p>
          </table:table-cell>
          <table:table-cell table:style-name="ce20" table:formula="of:=[.F28]/[.E4]" office:value-type="float" office:value="2.69507485942687" calcext:value-type="float">
            <text:p>2,70</text:p>
          </table:table-cell>
          <table:table-cell table:style-name="ce20" table:formula="of:=[.F28]/[.F4]" office:value-type="float" office:value="2.78643972823422" calcext:value-type="float">
            <text:p>2,79</text:p>
          </table:table-cell>
          <table:table-cell table:style-name="ce27" table:formula="of:=[.F28]/[.G4]" office:value-type="float" office:value="2.79328745962646" calcext:value-type="float">
            <text:p>2,7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70.6" calcext:value-type="float">
            <text:p>170,60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4.0818190699492" calcext:value-type="float">
            <text:p>4,08</text:p>
          </table:table-cell>
          <table:table-cell table:style-name="ce20" table:formula="of:=[.F29]/[.E5]" office:value-type="float" office:value="4.15339576126287" calcext:value-type="float">
            <text:p>4,15</text:p>
          </table:table-cell>
          <table:table-cell table:style-name="ce20" table:formula="of:=[.F29]/[.F5]" office:value-type="float" office:value="4.12021971086523" calcext:value-type="float">
            <text:p>4,12</text:p>
          </table:table-cell>
          <table:table-cell table:style-name="ce27" table:formula="of:=[.F29]/[.G5]" office:value-type="float" office:value="4.06490183488024" calcext:value-type="float">
            <text:p>4,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42.42" calcext:value-type="float">
            <text:p>142,42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62459998984101" calcext:value-type="float">
            <text:p>5,62</text:p>
          </table:table-cell>
          <table:table-cell table:style-name="ce20" table:formula="of:=[.F30]/[.E6]" office:value-type="float" office:value="5.71753498218619" calcext:value-type="float">
            <text:p>5,72</text:p>
          </table:table-cell>
          <table:table-cell table:style-name="ce20" table:formula="of:=[.F30]/[.F6]" office:value-type="float" office:value="5.77448372966208" calcext:value-type="float">
            <text:p>5,77</text:p>
          </table:table-cell>
          <table:table-cell table:style-name="ce27" table:formula="of:=[.F30]/[.G6]" office:value-type="float" office:value="5.78474036150872" calcext:value-type="float">
            <text:p>5,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42.77" calcext:value-type="float">
            <text:p>142,7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34199271106294" calcext:value-type="float">
            <text:p>7,34</text:p>
          </table:table-cell>
          <table:table-cell table:style-name="ce20" table:formula="of:=[.F31]/[.E7]" office:value-type="float" office:value="7.61588090105291" calcext:value-type="float">
            <text:p>7,62</text:p>
          </table:table-cell>
          <table:table-cell table:style-name="ce20" table:formula="of:=[.F31]/[.F7]" office:value-type="float" office:value="7.63484456972831" calcext:value-type="float">
            <text:p>7,63</text:p>
          </table:table-cell>
          <table:table-cell table:style-name="ce27" table:formula="of:=[.F31]/[.G7]" office:value-type="float" office:value="7.69704289616194" calcext:value-type="float">
            <text:p>7,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47.61" calcext:value-type="float">
            <text:p>147,61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9.11118085364866" calcext:value-type="float">
            <text:p>9,11</text:p>
          </table:table-cell>
          <table:table-cell table:style-name="ce21" table:formula="of:=[.F32]/[.E8]" office:value-type="float" office:value="9.39068825910931" calcext:value-type="float">
            <text:p>9,39</text:p>
          </table:table-cell>
          <table:table-cell table:style-name="ce21" table:formula="of:=[.F32]/[.F8]" office:value-type="float" office:value="9.53555838101293" calcext:value-type="float">
            <text:p>9,54</text:p>
          </table:table-cell>
          <table:table-cell table:style-name="ce28" table:formula="of:=[.F32]/[.G8]" office:value-type="float" office:value="9.66001889141729" calcext:value-type="float">
            <text:p>9,6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46.21" calcext:value-type="float">
            <text:p>146,2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20.66" calcext:value-type="float">
            <text:p>120,6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15.23" calcext:value-type="float">
            <text:p>115,2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11.45" calcext:value-type="float">
            <text:p>111,4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15.79" calcext:value-type="float">
            <text:p>115,7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1.75" calcext:value-type="float">
            <text:p>111,7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09.06" calcext:value-type="float">
            <text:p>109,0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3.5" calcext:value-type="float">
            <text:p>103,5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3.69" calcext:value-type="float">
            <text:p>103,6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282.6" calcext:value-type="float">
            <text:p>2282,6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1635.05" calcext:value-type="float">
            <text:p>1635,05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691235091779984" calcext:value-type="float">
            <text:p>0,69</text:p>
          </table:table-cell>
          <table:table-cell table:style-name="ce19" table:formula="of:=[.I26]/[.I49]" office:value-type="float" office:value="0.346252012882447" calcext:value-type="float">
            <text:p>0,35</text:p>
          </table:table-cell>
          <table:table-cell table:style-name="ce19" table:formula="of:=[.J26]/[.J49]" office:value-type="float" office:value="0.219066466980459" calcext:value-type="float">
            <text:p>0,22</text:p>
          </table:table-cell>
          <table:table-cell table:style-name="ce26" table:formula="of:=[.K26]/[.K49]" office:value-type="float" office:value="0.160344891871737" calcext:value-type="float">
            <text:p>0,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110.76" calcext:value-type="float">
            <text:p>1110,76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942899501971962" calcext:value-type="float">
            <text:p>0,94</text:p>
          </table:table-cell>
          <table:table-cell table:style-name="ce20" table:formula="of:=[.I27]/[.I49]" office:value-type="float" office:value="0.489808583819352" calcext:value-type="float">
            <text:p>0,49</text:p>
          </table:table-cell>
          <table:table-cell table:style-name="ce20" table:formula="of:=[.J27]/[.J49]" office:value-type="float" office:value="0.315827282632803" calcext:value-type="float">
            <text:p>0,32</text:p>
          </table:table-cell>
          <table:table-cell table:style-name="ce27" table:formula="of:=[.K27]/[.K49]" office:value-type="float" office:value="0.226210702248743" calcext:value-type="float">
            <text:p>0,2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693.62" calcext:value-type="float">
            <text:p>693,62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36044046234868" calcext:value-type="float">
            <text:p>1,36</text:p>
          </table:table-cell>
          <table:table-cell table:style-name="ce20" table:formula="of:=[.I28]/[.I49]" office:value-type="float" office:value="0.673768714856717" calcext:value-type="float">
            <text:p>0,67</text:p>
          </table:table-cell>
          <table:table-cell table:style-name="ce20" table:formula="of:=[.J28]/[.J49]" office:value-type="float" office:value="0.464406621372371" calcext:value-type="float">
            <text:p>0,46</text:p>
          </table:table-cell>
          <table:table-cell table:style-name="ce27" table:formula="of:=[.K28]/[.K49]" office:value-type="float" office:value="0.349160932453307" calcext:value-type="float">
            <text:p>0,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388.46" calcext:value-type="float">
            <text:p>388,46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0409095349746" calcext:value-type="float">
            <text:p>2,04</text:p>
          </table:table-cell>
          <table:table-cell table:style-name="ce20" table:formula="of:=[.I29]/[.I49]" office:value-type="float" office:value="1.03834894031572" calcext:value-type="float">
            <text:p>1,04</text:p>
          </table:table-cell>
          <table:table-cell table:style-name="ce20" table:formula="of:=[.J29]/[.J49]" office:value-type="float" office:value="0.686703285144206" calcext:value-type="float">
            <text:p>0,69</text:p>
          </table:table-cell>
          <table:table-cell table:style-name="ce27" table:formula="of:=[.K29]/[.K49]" office:value-type="float" office:value="0.508112729360029" calcext:value-type="float">
            <text:p>0,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06.17" calcext:value-type="float">
            <text:p>206,17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81229999492051" calcext:value-type="float">
            <text:p>2,81</text:p>
          </table:table-cell>
          <table:table-cell table:style-name="ce20" table:formula="of:=[.I30]/[.I49]" office:value-type="float" office:value="1.42938374554655" calcext:value-type="float">
            <text:p>1,43</text:p>
          </table:table-cell>
          <table:table-cell table:style-name="ce20" table:formula="of:=[.J30]/[.J49]" office:value-type="float" office:value="0.96241395494368" calcext:value-type="float">
            <text:p>0,96</text:p>
          </table:table-cell>
          <table:table-cell table:style-name="ce27" table:formula="of:=[.K30]/[.K49]" office:value-type="float" office:value="0.723092545188591" calcext:value-type="float">
            <text:p>0,72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35.97" calcext:value-type="float">
            <text:p>135,97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67099635553147" calcext:value-type="float">
            <text:p>3,67</text:p>
          </table:table-cell>
          <table:table-cell table:style-name="ce20" table:formula="of:=[.I31]/[.I49]" office:value-type="float" office:value="1.90397022526323" calcext:value-type="float">
            <text:p>1,90</text:p>
          </table:table-cell>
          <table:table-cell table:style-name="ce20" table:formula="of:=[.J31]/[.J49]" office:value-type="float" office:value="1.27247409495472" calcext:value-type="float">
            <text:p>1,27</text:p>
          </table:table-cell>
          <table:table-cell table:style-name="ce27" table:formula="of:=[.K31]/[.K49]" office:value-type="float" office:value="0.962130362020242" calcext:value-type="float">
            <text:p>0,96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55559042682433" calcext:value-type="float">
            <text:p>4,56</text:p>
          </table:table-cell>
          <table:table-cell table:style-name="ce21" table:formula="of:=[.I32]/[.I49]" office:value-type="float" office:value="2.34767206477733" calcext:value-type="float">
            <text:p>2,35</text:p>
          </table:table-cell>
          <table:table-cell table:style-name="ce21" table:formula="of:=[.J32]/[.J49]" office:value-type="float" office:value="1.58925973016882" calcext:value-type="float">
            <text:p>1,59</text:p>
          </table:table-cell>
          <table:table-cell table:style-name="ce28" table:formula="of:=[.K32]/[.K49]" office:value-type="float" office:value="1.20750236142716" calcext:value-type="float">
            <text:p>1,21</text:p>
          </table:table-cell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0:58:34.3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1:06:53.468000000</dc:date>
    <meta:editing-duration>PT8M17S</meta:editing-duration>
    <meta:editing-cycles>5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2cm" svg:y="0.316cm" chart:style-name="ch2">
          <text:p>Flocking 4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03.69">
                <text:p>103.69</text:p>
                <draw:g>
                  <svg:desc>Graphics.D2:Graphics.D8</svg:desc>
                </draw:g>
              </table:table-cell>
              <table:table-cell office:value-type="float" office:value="103.5">
                <text:p>103.5</text:p>
                <draw:g>
                  <svg:desc>Graphics.E2:Graphics.E8</svg:desc>
                </draw:g>
              </table:table-cell>
              <table:table-cell office:value-type="float" office:value="109.06">
                <text:p>109.06</text:p>
                <draw:g>
                  <svg:desc>Graphics.F2:Graphics.F8</svg:desc>
                </draw:g>
              </table:table-cell>
              <table:table-cell office:value-type="float" office:value="111.75">
                <text:p>111.75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15.79">
                <text:p>115.79</text:p>
              </table:table-cell>
              <table:table-cell office:value-type="float" office:value="111.45">
                <text:p>111.45</text:p>
              </table:table-cell>
              <table:table-cell office:value-type="float" office:value="115.23">
                <text:p>115.23</text:p>
              </table:table-cell>
              <table:table-cell office:value-type="float" office:value="120.66">
                <text:p>120.6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46.21">
                <text:p>146.21</text:p>
              </table:table-cell>
              <table:table-cell office:value-type="float" office:value="147.61">
                <text:p>147.61</text:p>
              </table:table-cell>
              <table:table-cell office:value-type="float" office:value="142.77">
                <text:p>142.77</text:p>
              </table:table-cell>
              <table:table-cell office:value-type="float" office:value="142.42">
                <text:p>142.4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70.6">
                <text:p>170.6</text:p>
              </table:table-cell>
              <table:table-cell office:value-type="float" office:value="167.66">
                <text:p>167.66</text:p>
              </table:table-cell>
              <table:table-cell office:value-type="float" office:value="169.01">
                <text:p>169.01</text:p>
              </table:table-cell>
              <table:table-cell office:value-type="float" office:value="171.31">
                <text:p>171.3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196.87">
                <text:p>196.87</text:p>
              </table:table-cell>
              <table:table-cell office:value-type="float" office:value="193.67">
                <text:p>193.67</text:p>
              </table:table-cell>
              <table:table-cell office:value-type="float" office:value="191.76">
                <text:p>191.76</text:p>
              </table:table-cell>
              <table:table-cell office:value-type="float" office:value="191.42">
                <text:p>191.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21.34">
                <text:p>221.34</text:p>
              </table:table-cell>
              <table:table-cell office:value-type="float" office:value="213.38">
                <text:p>213.38</text:p>
              </table:table-cell>
              <table:table-cell office:value-type="float" office:value="212.85">
                <text:p>212.85</text:p>
              </table:table-cell>
              <table:table-cell office:value-type="float" office:value="211.13">
                <text:p>211.1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46.94">
                <text:p>246.94</text:p>
              </table:table-cell>
              <table:table-cell office:value-type="float" office:value="239.59">
                <text:p>239.59</text:p>
              </table:table-cell>
              <table:table-cell office:value-type="float" office:value="235.95">
                <text:p>235.95</text:p>
              </table:table-cell>
              <table:table-cell office:value-type="float" office:value="232.91">
                <text:p>232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8cm" svg:y="0.316cm" chart:style-name="ch2">
          <text:p>Flocking 4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3cm" svg:width="12.78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38247018355997">
                <text:p>1.38247018355997</text:p>
                <draw:g>
                  <svg:desc>Graphics.H26:Graphics.H32</svg:desc>
                </draw:g>
              </table:table-cell>
              <table:table-cell office:value-type="float" office:value="1.38500805152979">
                <text:p>1.38500805152979</text:p>
                <draw:g>
                  <svg:desc>Graphics.I26:Graphics.I32</svg:desc>
                </draw:g>
              </table:table-cell>
              <table:table-cell office:value-type="float" office:value="1.31439880188275">
                <text:p>1.31439880188275</text:p>
                <draw:g>
                  <svg:desc>Graphics.J26:Graphics.J32</svg:desc>
                </draw:g>
              </table:table-cell>
              <table:table-cell office:value-type="float" office:value="1.2827591349739">
                <text:p>1.2827591349739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8579900394392">
                <text:p>1.88579900394392</text:p>
              </table:table-cell>
              <table:table-cell office:value-type="float" office:value="1.95923433527741">
                <text:p>1.95923433527741</text:p>
              </table:table-cell>
              <table:table-cell office:value-type="float" office:value="1.89496369579682">
                <text:p>1.89496369579682</text:p>
              </table:table-cell>
              <table:table-cell office:value-type="float" office:value="1.80968561798995">
                <text:p>1.8096856179899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72088092469735">
                <text:p>2.72088092469735</text:p>
              </table:table-cell>
              <table:table-cell office:value-type="float" office:value="2.69507485942687">
                <text:p>2.69507485942687</text:p>
              </table:table-cell>
              <table:table-cell office:value-type="float" office:value="2.78643972823422">
                <text:p>2.78643972823422</text:p>
              </table:table-cell>
              <table:table-cell office:value-type="float" office:value="2.79328745962646">
                <text:p>2.7932874596264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0818190699492">
                <text:p>4.0818190699492</text:p>
              </table:table-cell>
              <table:table-cell office:value-type="float" office:value="4.15339576126287">
                <text:p>4.15339576126287</text:p>
              </table:table-cell>
              <table:table-cell office:value-type="float" office:value="4.12021971086523">
                <text:p>4.12021971086523</text:p>
              </table:table-cell>
              <table:table-cell office:value-type="float" office:value="4.06490183488024">
                <text:p>4.0649018348802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62459998984101">
                <text:p>5.62459998984101</text:p>
              </table:table-cell>
              <table:table-cell office:value-type="float" office:value="5.71753498218619">
                <text:p>5.71753498218619</text:p>
              </table:table-cell>
              <table:table-cell office:value-type="float" office:value="5.77448372966208">
                <text:p>5.77448372966208</text:p>
              </table:table-cell>
              <table:table-cell office:value-type="float" office:value="5.78474036150872">
                <text:p>5.784740361508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34199271106294">
                <text:p>7.34199271106294</text:p>
              </table:table-cell>
              <table:table-cell office:value-type="float" office:value="7.61588090105291">
                <text:p>7.61588090105291</text:p>
              </table:table-cell>
              <table:table-cell office:value-type="float" office:value="7.63484456972831">
                <text:p>7.63484456972831</text:p>
              </table:table-cell>
              <table:table-cell office:value-type="float" office:value="7.69704289616194">
                <text:p>7.6970428961619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.11118085364866">
                <text:p>9.11118085364866</text:p>
              </table:table-cell>
              <table:table-cell office:value-type="float" office:value="9.39068825910931">
                <text:p>9.39068825910931</text:p>
              </table:table-cell>
              <table:table-cell office:value-type="float" office:value="9.53555838101293">
                <text:p>9.53555838101293</text:p>
              </table:table-cell>
              <table:table-cell office:value-type="float" office:value="9.66001889141729">
                <text:p>9.66001889141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9cm" svg:y="0.316cm" chart:style-name="ch2">
          <text:p>Flocking 4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2.059cm" svg:y="1.504cm" svg:width="12.675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691235091779984">
                <text:p>0.691235091779984</text:p>
                <draw:g>
                  <svg:desc>Graphics.H50:Graphics.H56</svg:desc>
                </draw:g>
              </table:table-cell>
              <table:table-cell office:value-type="float" office:value="0.346252012882447">
                <text:p>0.346252012882447</text:p>
                <draw:g>
                  <svg:desc>Graphics.I50:Graphics.I56</svg:desc>
                </draw:g>
              </table:table-cell>
              <table:table-cell office:value-type="float" office:value="0.219066466980459">
                <text:p>0.219066466980459</text:p>
                <draw:g>
                  <svg:desc>Graphics.J50:Graphics.J56</svg:desc>
                </draw:g>
              </table:table-cell>
              <table:table-cell office:value-type="float" office:value="0.160344891871737">
                <text:p>0.160344891871737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42899501971962">
                <text:p>0.942899501971962</text:p>
              </table:table-cell>
              <table:table-cell office:value-type="float" office:value="0.489808583819352">
                <text:p>0.489808583819352</text:p>
              </table:table-cell>
              <table:table-cell office:value-type="float" office:value="0.315827282632803">
                <text:p>0.315827282632803</text:p>
              </table:table-cell>
              <table:table-cell office:value-type="float" office:value="0.226210702248743">
                <text:p>0.22621070224874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36044046234868">
                <text:p>1.36044046234868</text:p>
              </table:table-cell>
              <table:table-cell office:value-type="float" office:value="0.673768714856717">
                <text:p>0.673768714856717</text:p>
              </table:table-cell>
              <table:table-cell office:value-type="float" office:value="0.464406621372371">
                <text:p>0.464406621372371</text:p>
              </table:table-cell>
              <table:table-cell office:value-type="float" office:value="0.349160932453307">
                <text:p>0.3491609324533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0409095349746">
                <text:p>2.0409095349746</text:p>
              </table:table-cell>
              <table:table-cell office:value-type="float" office:value="1.03834894031572">
                <text:p>1.03834894031572</text:p>
              </table:table-cell>
              <table:table-cell office:value-type="float" office:value="0.686703285144206">
                <text:p>0.686703285144206</text:p>
              </table:table-cell>
              <table:table-cell office:value-type="float" office:value="0.508112729360029">
                <text:p>0.50811272936002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81229999492051">
                <text:p>2.81229999492051</text:p>
              </table:table-cell>
              <table:table-cell office:value-type="float" office:value="1.42938374554655">
                <text:p>1.42938374554655</text:p>
              </table:table-cell>
              <table:table-cell office:value-type="float" office:value="0.96241395494368">
                <text:p>0.96241395494368</text:p>
              </table:table-cell>
              <table:table-cell office:value-type="float" office:value="0.723092545188591">
                <text:p>0.72309254518859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67099635553147">
                <text:p>3.67099635553147</text:p>
              </table:table-cell>
              <table:table-cell office:value-type="float" office:value="1.90397022526323">
                <text:p>1.90397022526323</text:p>
              </table:table-cell>
              <table:table-cell office:value-type="float" office:value="1.27247409495472">
                <text:p>1.27247409495472</text:p>
              </table:table-cell>
              <table:table-cell office:value-type="float" office:value="0.962130362020242">
                <text:p>0.96213036202024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55559042682433">
                <text:p>4.55559042682433</text:p>
              </table:table-cell>
              <table:table-cell office:value-type="float" office:value="2.34767206477733">
                <text:p>2.34767206477733</text:p>
              </table:table-cell>
              <table:table-cell office:value-type="float" office:value="1.58925973016882">
                <text:p>1.58925973016882</text:p>
              </table:table-cell>
              <table:table-cell office:value-type="float" office:value="1.20750236142716">
                <text:p>1.207502361427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